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547cm" fo:min-width="6.799cm"/>
    </style:style>
    <style:style style:name="gr2" style:family="graphic" style:parent-style-name="standard">
      <style:graphic-properties draw:textarea-horizontal-align="justify" draw:textarea-vertical-align="middle" draw:auto-grow-height="false" fo:min-height="4.152cm" fo:min-width="14.394cm"/>
    </style:style>
    <style:style style:name="gr3" style:family="graphic" style:parent-style-name="standard">
      <style:graphic-properties draw:textarea-horizontal-align="justify" draw:textarea-vertical-align="middle" draw:auto-grow-height="false" fo:min-height="6.57cm" fo:min-width="6.52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.526cm" fo:min-width="10.22cm"/>
    </style:style>
    <style:style style:name="gr6" style:family="graphic" style:parent-style-name="standard">
      <style:graphic-properties svg:stroke-color="#009598" draw:fill-color="#006c3b" draw:textarea-horizontal-align="justify" draw:textarea-vertical-align="middle" draw:auto-grow-height="false" fo:min-height="0.526cm" fo:min-width="0cm"/>
    </style:style>
    <style:style style:name="gr7" style:family="graphic" style:parent-style-name="standard">
      <style:graphic-properties svg:stroke-color="#009353" draw:fill-color="#65c295" draw:textarea-horizontal-align="justify" draw:textarea-vertical-align="middle" draw:auto-grow-height="false" fo:min-height="0.526cm" fo:min-width="4.269cm"/>
    </style:style>
    <style:style style:name="gr8" style:family="graphic" style:parent-style-name="standard">
      <style:graphic-properties svg:stroke-color="#d99116" draw:fill-color="#fdb94d" draw:textarea-horizontal-align="justify" draw:textarea-vertical-align="middle" draw:auto-grow-height="false" fo:min-height="0.526cm" fo:min-width="0cm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svg:stroke-color="#94070a" draw:fill-color="#ce181e" draw:textarea-horizontal-align="justify" draw:textarea-vertical-align="middle" draw:auto-grow-height="false" fo:min-height="0.731cm" fo:min-width="0.20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52cm"/>
    </style:style>
    <style:style style:name="gr13" style:family="graphic" style:parent-style-name="standard">
      <style:graphic-properties draw:stroke="none" svg:stroke-color="#d4711a" draw:fill-color="#985006" draw:textarea-vertical-align="middle" draw:auto-grow-height="false" fo:min-height="0.736cm" fo:min-width="0.566cm"/>
    </style:style>
    <style:style style:name="gr14" style:family="graphic" style:parent-style-name="objectwithoutfill">
      <style:graphic-properties svg:stroke-width="0.035cm" svg:stroke-color="#985006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d4711a" draw:fill-color="#985006" draw:opacity="100%" draw:opacity-name="Transparency_20_356" draw:textarea-vertical-align="middle" draw:auto-grow-height="false" fo:min-height="0.736cm" fo:min-width="0.566cm"/>
    </style:style>
    <style:style style:name="gr16" style:family="graphic" style:parent-style-name="standard">
      <style:graphic-properties draw:stroke="none" draw:stroke-dash="Dashed_20__28_var_29__20_4" svg:stroke-width="0cm" draw:marker-start="" draw:marker-start-width="0.2cm" draw:marker-start-center="false" draw:marker-end="" draw:marker-end-width="0.2cm" draw:marker-end-center="false" svg:stroke-opacity="100%" draw:stroke-linejoin="round" svg:stroke-linecap="butt"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7" style:family="graphic" style:parent-style-name="standard">
      <style:graphic-properties draw:stroke="none" draw:stroke-dash="Dashed_20__28_var_29__20_4" svg:stroke-width="0cm" svg:stroke-color="#009353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5c29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8" dr3d:vertical-segments="4" dr3d:edge-rounding="10%" dr3d:back-scale="100%" dr3d:end-angle="3600" dr3d:backface-culling="enabled" dr3d:close-front="true" dr3d:close-back="true" dr3d:normals-kind="flat" dr3d:normals-direction="inverse" dr3d:texture-filter="enabled" dr3d:diffuse-color="#00b8ff" dr3d:emissive-color="#000000" dr3d:specular-color="#ffffff" dr3d:shininess="15%" dr3d:shadow="hidden"/>
    </style:style>
    <style:style style:name="gr18" style:family="graphic" style:parent-style-name="standard">
      <style:graphic-properties draw:stroke="none" draw:stroke-dash="Dashed_20__28_var_29__20_4" svg:stroke-width="0cm" svg:stroke-color="#d99116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db94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8" dr3d:vertical-segments="4" dr3d:edge-rounding="10%" dr3d:back-scale="100%" dr3d:end-angle="3600" dr3d:backface-culling="enabled" dr3d:close-front="true" dr3d:close-back="true" dr3d:normals-kind="flat" dr3d:normals-direction="inverse" dr3d:texture-filter="enabled" dr3d:diffuse-color="#00b8ff" dr3d:emissive-color="#000000" dr3d:specular-color="#ffffff" dr3d:shininess="15%" dr3d:shadow="hidden"/>
    </style:style>
    <style:style style:name="gr19" style:family="graphic" style:parent-style-name="standard">
      <style:graphic-properties draw:stroke="none" draw:stroke-dash="Dashed_20__28_var_29__20_4" svg:stroke-width="0cm" svg:stroke-color="#009353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5c29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4" dr3d:vertical-segments="4" dr3d:edge-rounding="10%" dr3d:back-scale="100%" dr3d:end-angle="3600" dr3d:backface-culling="enabled" dr3d:close-front="true" dr3d:close-back="true" dr3d:normals-kind="flat" dr3d:normals-direction="inverse" dr3d:texture-filter="enabled" dr3d:diffuse-color="#00b8ff" dr3d:emissive-color="#000000" dr3d:specular-color="#ffffff" dr3d:shininess="15%" dr3d:shadow="hidden"/>
    </style:style>
    <style:style style:name="gr20" style:family="graphic" style:parent-style-name="standard">
      <style:graphic-properties draw:stroke="none" draw:stroke-dash="Dashed_20__28_var_29__20_4" svg:stroke-width="0cm" svg:stroke-color="#94070a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e181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4" dr3d:vertical-segments="4" dr3d:edge-rounding="10%" dr3d:back-scale="100%" dr3d:end-angle="3600" dr3d:backface-culling="enabled" dr3d:close-front="true" dr3d:close-back="true" dr3d:normals-kind="flat" dr3d:normals-direction="inverse" dr3d:texture-filter="enabled" dr3d:diffuse-color="#00b8ff" dr3d:emissive-color="#000000" dr3d:specular-color="#ffffff" dr3d:shininess="15%" dr3d:shadow="hidden"/>
    </style:style>
    <style:style style:name="gr21" style:family="graphic" style:parent-style-name="standard">
      <style:graphic-properties draw:stroke="none" draw:stroke-dash="Dashed_20__28_var_29__20_4" svg:stroke-width="0cm" svg:stroke-color="#009353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5c29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2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006c3b"/>
      <style:paragraph-properties fo:text-align="center"/>
    </style:style>
    <style:style style:name="P4" style:family="paragraph">
      <loext:graphic-properties draw:fill-color="#65c295"/>
      <style:paragraph-properties fo:text-align="center"/>
    </style:style>
    <style:style style:name="P5" style:family="paragraph">
      <loext:graphic-properties draw:fill-color="#fdb94d"/>
      <style:paragraph-properties fo:text-align="center"/>
    </style:style>
    <style:style style:name="P6" style:family="paragraph">
      <loext:graphic-properties draw:fill="solid" draw:fill-color="#000000"/>
    </style:style>
    <style:style style:name="P7" style:family="paragraph">
      <loext:graphic-properties draw:fill-color="#ce181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Liberation Mono" fo:font-size="11pt" style:font-size-asian="11pt" style:font-size-complex="11pt"/>
    </style:style>
    <style:style style:name="P10" style:family="paragraph">
      <loext:graphic-properties draw:fill="none" draw:fill-color="#ffffff"/>
      <style:text-properties style:font-name="Liberation Mono" fo:font-size="11pt" style:font-size-asian="11pt" style:font-size-complex="11pt"/>
    </style:style>
    <style:style style:name="P11" style:family="paragraph">
      <loext:graphic-properties draw:fill-color="#985006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985006" draw:opacity="100%" draw:opacity-name="Transparency_20_356"/>
      <style:paragraph-properties fo:text-align="center"/>
    </style:style>
    <style:style style:name="T1" style:family="text">
      <style:text-properties fo:font-size="11pt" fo:letter-spacing="0.358cm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7.299cm" svg:height="6.797cm" svg:x="1.619cm" svg:y="8.143cm">
          <text:p text:style-name="P1">clonealig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894cm" svg:height="4.402cm" svg:x="1.665cm" svg:y="2.668cm">
          <text:p text:style-name="P1">Problem</text:p>
          <text:p text:style-name="P1">Transcript expression depends on mutation </text:p>
          <text:p text:style-name="P1">impedance 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025cm" svg:height="6.82cm" svg:x="9.511cm" svg:y="8.12cm">
          <text:p text:style-name="P1">Alternativ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 xml:id="id5" draw:id="id5">
          <draw:custom-shape draw:style-name="gr5" draw:text-style-name="P1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aw:g xml:id="id6" draw:id="id6">
          <draw:custom-shape draw:style-name="gr5" draw:text-style-name="P1" draw:layer="layout" svg:width="10.72cm" svg:height="0.776cm" svg:x="2.258cm" svg:y="6.7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6.7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4.769cm" svg:height="0.776cm" svg:x="5.426cm" svg:y="6.74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55cm" svg:height="0.776cm" svg:x="9.013cm" svg:y="6.742cm">
              <text:p/>
              <draw:enhanced-geometry svg:viewBox="0 0 21600 21600" draw:glue-points="?f6 0 10800 ?f8 ?f11 10800 ?f9 21600 10800 ?f10 ?f5 10800" draw:text-areas="?f3 ?f3 ?f4 ?f4" draw:mirror-horizontal="true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1" draw:id="id1">
          <svg:title>TexMaths</svg:title>
          <svg:desc>16§display§M_a = 1§svg§600§FALSE§</svg:desc>
          <draw:path draw:style-name="gr9" draw:text-style-name="P6" draw:layer="layout" svg:width="0.564cm" svg:height="0.385cm" svg:x="14.217cm" svg:y="3.201cm" svg:viewBox="0 0 565 386" svg:d="M498 44c5-21 6-26 49-26 12 0 18 0 18-12 0-6-6-6-16-6h-74c-14 0-15 0-22 10l-206 323-43-320c-2-13-3-13-18-13h-77c-10 0-17 0-17 10 0 8 5 8 17 8 6 0 16 0 23 1 10 0 13 3 13 9 0 1 0 4-3 10l-72 287c-5 23-14 41-60 43-2 0-10 1-10 11 0 5 4 7 8 7 18 0 38-2 56-2 19 0 40 2 59 2 2 0 9 0 9-12 0-6-5-6-9-6-33 0-39-12-39-25 0-4 0-6 2-12l77-308h1l49 350c0 6 1 13 7 13 7 0 10-7 13-11l228-357-81 324c-5 22-6 26-51 26-9 0-15 0-15 11 0 7 6 7 7 7 17 0 55-2 71-2 23 0 47 2 70 2 4 0 10 0 10-12 0-6-5-6-15-6-20 0-37 0-37-11 0-1 0-2 4-12z">
            <text:p/>
          </draw:path>
          <draw:path draw:style-name="gr9" draw:text-style-name="P6" draw:layer="layout" svg:width="0.201cm" svg:height="0.178cm" svg:x="14.764cm" svg:y="3.496cm" svg:viewBox="0 0 202 179" svg:d="M143 23c-9-13-21-23-41-23-51 0-102 56-102 113 0 38 26 66 60 66 21 0 40-12 56-28 8 25 31 28 41 28 15 0 24-9 31-21 9-16 14-38 14-40 0-5-5-5-6-5-5 0-7 2-9 13-5 19-13 42-30 42-10 0-12-9-12-19 0-7 4-22 6-32 3-11 6-27 9-36l8-30c2-10 6-29 6-31 0-8-6-12-13-12-6 0-15 5-18 15zM118 126c-3 11-12 19-21 26-4 3-19 16-36 16-15 0-29-10-29-39 0-20 12-65 20-80 18-32 39-37 50-37 29 0 35 29 35 34 0 1 0 4-1 5z">
            <text:p/>
          </draw:path>
          <draw:path draw:style-name="gr9" draw:text-style-name="P6" draw:layer="layout" svg:width="0.374cm" svg:height="0.132cm" svg:x="15.199cm" svg:y="3.3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9" draw:text-style-name="P6" draw:layer="layout" svg:width="0.186cm" svg:height="0.376cm" svg:x="15.812cm" svg:y="3.21cm" svg:viewBox="0 0 187 377" svg:d="M116 14c0-13 0-14-12-14-36 36-86 36-104 36v18c12 0 45 0 74-16v294c0 20-1 27-52 27h-18v18c19-3 69-3 91-3 23 0 71 0 92 3v-18h-18c-51 0-53-7-53-27z">
            <text:p/>
          </draw:path>
        </draw:g>
        <draw:g xml:id="id3" draw:id="id3">
          <svg:title>TexMaths</svg:title>
          <svg:desc>16§display§M_b = 1§svg§600§FALSE§</svg:desc>
          <draw:path draw:style-name="gr9" draw:text-style-name="P6" draw:layer="layout" svg:width="0.564cm" svg:height="0.384cm" svg:x="14.217cm" svg:y="6.902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9 350c0 6 1 12 7 12 7 0 10-6 13-10l228-357-81 324c-5 22-6 25-51 25-9 0-15 0-15 12 0 6 6 6 7 6 17 0 55-1 71-1 23 0 47 1 70 1 4 0 10 0 10-11 0-7-5-7-15-7-20 0-37 0-37-10 0-1 0-2 4-13z">
            <text:p/>
          </draw:path>
          <draw:path draw:style-name="gr9" draw:text-style-name="P6" draw:layer="layout" svg:width="0.16cm" svg:height="0.278cm" svg:x="14.766cm" svg:y="7.098cm" svg:viewBox="0 0 161 279" svg:d="M78 12c1 0 3-6 3-7s-3-5-7-5c-9 0-41 3-51 4-4 0-9 1-9 9 0 6 5 6 10 6 20 0 20 3 20 5 0 3-4 20-7 28l-9 36c-4 14-25 100-25 105-3 11-3 16-3 21 0 40 26 65 59 65 49 0 102-55 102-113 0-46-33-66-60-66-20 0-38 11-50 22zM59 268c-19 0-31-17-31-41 0-14 4-29 14-73 3-7 3-8 10-17 16-17 34-26 48-26 15 0 29 12 29 39 0 15-9 56-20 79-10 19-30 39-50 39z">
            <text:p/>
          </draw:path>
          <draw:path draw:style-name="gr9" draw:text-style-name="P6" draw:layer="layout" svg:width="0.374cm" svg:height="0.132cm" svg:x="15.153cm" svg:y="7.0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9" draw:text-style-name="P6" draw:layer="layout" svg:width="0.186cm" svg:height="0.375cm" svg:x="15.766cm" svg:y="6.911cm" svg:viewBox="0 0 187 376" svg:d="M117 14c0-13 0-14-13-14-36 36-86 36-104 36v18c12 0 45 0 74-16v294c0 20-1 26-52 26h-18v18c19-2 69-2 91-2 23 0 71 0 92 2v-18h-18c-51 0-52-6-52-26z">
            <text:p/>
          </draw:path>
        </draw:g>
        <draw:g xml:id="id2" draw:id="id2">
          <svg:title>TexMaths</svg:title>
          <svg:desc>16§display§\bigoplus§svg§600§FALSE§</svg:desc>
          <draw:path draw:style-name="gr9" draw:text-style-name="P6" draw:layer="layout" svg:width="0.786cm" svg:height="0.788cm" svg:x="16.818cm" svg:y="5.104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 xml:id="id4" draw:id="id4">
          <svg:title>TexMaths</svg:title>
          <svg:desc>16§display§C = 2§svg§600§FALSE§</svg:desc>
          <draw:path draw:style-name="gr9" draw:text-style-name="P6" draw:layer="layout" svg:width="0.4cm" svg:height="0.409cm" svg:x="18.663cm" svg:y="5.28cm" svg:viewBox="0 0 401 410" svg:d="M401 5c0-1-1-5-6-5-2 0-3 0-9 6l-39 44c-5-8-32-50-95-50-125 0-252 124-252 256 0 93 67 154 152 154 50 0 93-22 123-49 53-46 62-97 62-98 0-5-5-5-7-5-3 0-6 0-7 5-5 16-18 56-57 89-39 31-75 41-105 41-50 0-110-29-110-118 0-32 12-123 68-189 35-40 89-68 138-68 58 0 91 44 91 109 0 22-1 23-1 28 0 6 5 6 8 6 8 0 8-1 10-11z">
            <text:p/>
          </draw:path>
          <draw:path draw:style-name="gr9" draw:text-style-name="P6" draw:layer="layout" svg:width="0.374cm" svg:height="0.132cm" svg:x="19.265cm" svg:y="5.4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9" draw:text-style-name="P6" draw:layer="layout" svg:width="0.224cm" svg:height="0.376cm" svg:x="19.856cm" svg:y="5.302cm" svg:viewBox="0 0 225 377" svg:d="M44 333l60-59c88-78 121-107 121-164 0-65-50-110-119-110-64 0-106 53-106 103 0 30 28 30 29 30 11 0 30-6 30-29 0-14-10-30-30-30-5 0-5 0-7 2 13-38 43-58 77-58 51 0 75 45 75 92 0 45-28 90-59 124l-109 121c-6 6-6 8-6 22h210l15-99h-14c-2 17-6 42-11 50-5 5-42 5-54 5z">
            <text:p/>
          </draw:path>
        </draw:g>
        <draw:connector draw:style-name="gr10" draw:text-style-name="P1" draw:layer="layout" svg:x1="15.999cm" svg:y1="3.438cm" svg:x2="17.211cm" svg:y2="5.104cm" draw:start-shape="id1" draw:start-glue-point="1" draw:end-shape="id2" svg:d="M15999 3438h1212v1666" svg:viewBox="0 0 1213 1667">
          <text:p/>
        </draw:connector>
        <draw:connector draw:style-name="gr10" draw:text-style-name="P1" draw:layer="layout" svg:x1="15.953cm" svg:y1="7.139cm" svg:x2="17.211cm" svg:y2="5.893cm" draw:start-shape="id3" draw:start-glue-point="1" draw:end-shape="id2" draw:end-glue-point="2" svg:d="M15953 7139h1258v-1246" svg:viewBox="0 0 1259 1247">
          <text:p/>
        </draw:connector>
        <draw:connector draw:style-name="gr10" draw:text-style-name="P1" draw:layer="layout" svg:x1="17.605cm" svg:y1="5.498cm" svg:x2="18.663cm" svg:y2="5.485cm" draw:start-shape="id2" draw:start-glue-point="1" draw:end-shape="id4" draw:end-glue-point="3" svg:d="M17605 5498h529v-13h529" svg:viewBox="0 0 1059 14">
          <text:p/>
        </draw:connector>
        <draw:connector draw:style-name="gr10" draw:text-style-name="P1" draw:layer="layout" svg:x1="12.978cm" svg:y1="3.428cm" svg:x2="14.217cm" svg:y2="3.438cm" draw:start-shape="id5" draw:start-glue-point="1" draw:end-shape="id1" draw:end-glue-point="3" svg:d="M12978 3428h620v10h619" svg:viewBox="0 0 1240 11">
          <text:p/>
        </draw:connector>
        <draw:connector draw:style-name="gr10" draw:text-style-name="P1" draw:layer="layout" svg:x1="12.978cm" svg:y1="7.13cm" svg:x2="14.217cm" svg:y2="7.139cm" draw:start-shape="id6" draw:start-glue-point="1" draw:end-shape="id3" draw:end-glue-point="3" svg:d="M12978 7130h620v9h619" svg:viewBox="0 0 1240 10">
          <text:p/>
        </draw:connecto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custom-shape draw:style-name="gr5" draw:text-style-name="P1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5" draw:text-style-name="P1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55cm" svg:height="0.776cm" svg:x="9.013cm" svg:y="6.741cm">
              <text:p/>
              <draw:enhanced-geometry svg:viewBox="0 0 21600 21600" draw:glue-points="?f6 0 10800 ?f8 ?f11 10800 ?f9 21600 10800 ?f10 ?f5 10800" draw:text-areas="?f3 ?f3 ?f4 ?f4" draw:mirror-horizontal="true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5" draw:text-style-name="P1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55cm" svg:height="0.776cm" svg:x="9.013cm" svg:y="10.142cm">
              <text:p/>
              <draw:enhanced-geometry svg:viewBox="0 0 21600 21600" draw:glue-points="?f6 0 10800 ?f8 ?f11 10800 ?f9 21600 10800 ?f10 ?f5 10800" draw:text-areas="?f3 ?f3 ?f4 ?f4" draw:mirror-horizontal="true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5" draw:text-style-name="P1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55cm" svg:height="0.776cm" svg:x="9.013cm" svg:y="13.843cm">
              <text:p/>
              <draw:enhanced-geometry svg:viewBox="0 0 21600 21600" draw:glue-points="?f6 0 10800 ?f8 ?f11 10800 ?f9 21600 10800 ?f10 ?f5 10800" draw:text-areas="?f3 ?f3 ?f4 ?f4" draw:mirror-horizontal="true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1" draw:text-style-name="P7" draw:layer="layout" svg:width="0.707cm" svg:height="0.981cm" svg:x="7.713cm" svg:y="13.638cm">
            <text:p/>
            <draw:enhanced-geometry svg:viewBox="0 0 21600 21600" draw:glue-points="?f6 0 10800 ?f8 ?f11 10800 ?f9 21600 10800 ?f10 ?f5 10800" draw:text-areas="?f3 ?f3 ?f4 ?f4" draw:mirror-horizontal="true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g>
          <draw:custom-shape draw:style-name="gr5" draw:text-style-name="P1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5" draw:text-style-name="P1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55cm" svg:height="0.776cm" svg:x="9.013cm" svg:y="6.741cm">
              <text:p/>
              <draw:enhanced-geometry svg:viewBox="0 0 21600 21600" draw:glue-points="?f6 0 10800 ?f8 ?f11 10800 ?f9 21600 10800 ?f10 ?f5 10800" draw:text-areas="?f3 ?f3 ?f4 ?f4" draw:mirror-horizontal="true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5" draw:text-style-name="P1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55cm" svg:height="0.776cm" svg:x="9.013cm" svg:y="10.142cm">
              <text:p/>
              <draw:enhanced-geometry svg:viewBox="0 0 21600 21600" draw:glue-points="?f6 0 10800 ?f8 ?f11 10800 ?f9 21600 10800 ?f10 ?f5 10800" draw:text-areas="?f3 ?f3 ?f4 ?f4" draw:mirror-horizontal="true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5" draw:text-style-name="P1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55cm" svg:height="0.776cm" svg:x="9.013cm" svg:y="13.843cm">
              <text:p/>
              <draw:enhanced-geometry svg:viewBox="0 0 21600 21600" draw:glue-points="?f6 0 10800 ?f8 ?f11 10800 ?f9 21600 10800 ?f10 ?f5 10800" draw:text-areas="?f3 ?f3 ?f4 ?f4" draw:mirror-horizontal="true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1" draw:text-style-name="P7" draw:layer="layout" svg:width="0.707cm" svg:height="0.981cm" svg:x="7.713cm" svg:y="13.638cm">
            <text:p/>
            <draw:enhanced-geometry svg:viewBox="0 0 21600 21600" draw:glue-points="?f6 0 10800 ?f8 ?f11 10800 ?f9 21600 10800 ?f10 ?f5 10800" draw:text-areas="?f3 ?f3 ?f4 ?f4" draw:mirror-horizontal="true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10" draw:layer="layout" svg:width="4.936cm" svg:height="0.696cm" svg:x="5.328cm" svg:y="14.591cm">
          <draw:text-box>
            <text:p text:style-name="P9"><text:span text:style-name="T1">0000101</text:span><text:span text:style-name="T1">0</text:span></text:p>
          </draw:text-box>
        </draw:frame>
        <draw:frame draw:style-name="gr12" draw:text-style-name="P10" draw:layer="layout" svg:width="4.936cm" svg:height="0.696cm" svg:x="5.328cm" svg:y="10.891cm">
          <draw:text-box>
            <text:p text:style-name="P9"><text:span text:style-name="T1">0000001</text:span><text:span text:style-name="T1">0</text:span></text:p>
          </draw:text-box>
        </draw:frame>
        <draw:frame draw:style-name="gr12" draw:text-style-name="P10" draw:layer="layout" svg:width="4.936cm" svg:height="0.696cm" svg:x="5.328cm" svg:y="7.491cm">
          <draw:text-box>
            <text:p text:style-name="P9"><text:span text:style-name="T1">0000001</text:span><text:span text:style-name="T1">0</text:span></text:p>
          </draw:text-box>
        </draw:frame>
        <draw:frame draw:style-name="gr12" draw:text-style-name="P10" draw:layer="layout" svg:width="4.936cm" svg:height="0.696cm" svg:x="5.328cm" svg:y="3.791cm">
          <draw:text-box>
            <text:p text:style-name="P9"><text:span text:style-name="T1">0000001</text:span><text:span text:style-name="T1">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custom-shape draw:style-name="gr5" draw:text-style-name="P1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1.066cm" svg:height="0.986cm" svg:x="4.639cm" svg:y="2.288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7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4" draw:text-style-name="P12" draw:layer="layout" svg:x1="5.838cm" svg:y1="2.828cm" svg:x2="6.704cm" svg:y2="2.828cm">
            <text:p/>
          </draw:line>
          <draw:custom-shape draw:style-name="gr15" draw:text-style-name="P13" draw:layer="layout" svg:width="1.066cm" svg:height="0.986cm" svg:x="9.64cm" svg:y="2.289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3d:scene draw:style-name="gr16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89.69257142857)" dr3d:vpn="(0 0 4440.69257142857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7" draw:layer="layout" svg:viewBox="0 -11075 776 4769" svg:d="M776-11075h-776v4769h776z"/>
          <dr3d:rotate draw:style-name="gr18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16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9.69257142857)" dr3d:vpn="(0 0 4440.69257142857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9" draw:layer="layout" svg:viewBox="0 -12261 776 2556" svg:d="M776-12261h-776v2556h776z"/>
          <dr3d:rotate draw:style-name="gr20" draw:layer="layout" svg:viewBox="8 -9774 768 247" svg:d="M8-9595v-179l768 69v178zM8-9527zM776-9774z"/>
        </dr3d:scene>
        <draw:g>
          <draw:custom-shape draw:style-name="gr5" draw:text-style-name="P1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1.066cm" svg:height="0.986cm" svg:x="4.639cm" svg:y="5.989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7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55cm" svg:height="0.776cm" svg:x="9.013cm" svg:y="6.741cm">
              <text:p/>
              <draw:enhanced-geometry svg:viewBox="0 0 21600 21600" draw:glue-points="?f6 0 10800 ?f8 ?f11 10800 ?f9 21600 10800 ?f10 ?f5 10800" draw:text-areas="?f3 ?f3 ?f4 ?f4" draw:mirror-horizontal="true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line draw:style-name="gr14" draw:text-style-name="P12" draw:layer="layout" svg:x1="5.838cm" svg:y1="6.529cm" svg:x2="6.704cm" svg:y2="6.529cm">
            <text:p/>
          </draw:line>
          <draw:custom-shape draw:style-name="gr15" draw:text-style-name="P13" draw:layer="layout" svg:width="1.066cm" svg:height="0.986cm" svg:x="9.64cm" svg:y="5.99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5" draw:text-style-name="P1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1.066cm" svg:height="0.986cm" svg:x="4.639cm" svg:y="9.39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7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55cm" svg:height="0.776cm" svg:x="9.013cm" svg:y="10.142cm">
              <text:p/>
              <draw:enhanced-geometry svg:viewBox="0 0 21600 21600" draw:glue-points="?f6 0 10800 ?f8 ?f11 10800 ?f9 21600 10800 ?f10 ?f5 10800" draw:text-areas="?f3 ?f3 ?f4 ?f4" draw:mirror-horizontal="true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line draw:style-name="gr14" draw:text-style-name="P12" draw:layer="layout" svg:x1="5.838cm" svg:y1="9.93cm" svg:x2="6.704cm" svg:y2="9.93cm">
            <text:p/>
          </draw:line>
          <draw:custom-shape draw:style-name="gr15" draw:text-style-name="P13" draw:layer="layout" svg:width="1.066cm" svg:height="0.986cm" svg:x="9.64cm" svg:y="9.391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5" draw:text-style-name="P1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1.066cm" svg:height="0.986cm" svg:x="4.639cm" svg:y="13.091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7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55cm" svg:height="0.776cm" svg:x="9.013cm" svg:y="13.843cm">
              <text:p/>
              <draw:enhanced-geometry svg:viewBox="0 0 21600 21600" draw:glue-points="?f6 0 10800 ?f8 ?f11 10800 ?f9 21600 10800 ?f10 ?f5 10800" draw:text-areas="?f3 ?f3 ?f4 ?f4" draw:mirror-horizontal="true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line draw:style-name="gr14" draw:text-style-name="P12" draw:layer="layout" svg:x1="5.838cm" svg:y1="13.631cm" svg:x2="6.704cm" svg:y2="13.631cm">
            <text:p/>
          </draw:line>
          <draw:custom-shape draw:style-name="gr11" draw:text-style-name="P7" draw:layer="layout" svg:width="0.707cm" svg:height="0.981cm" svg:x="7.713cm" svg:y="13.638cm">
            <text:p/>
            <draw:enhanced-geometry svg:viewBox="0 0 21600 21600" draw:glue-points="?f6 0 10800 ?f8 ?f11 10800 ?f9 21600 10800 ?f10 ?f5 10800" draw:text-areas="?f3 ?f3 ?f4 ?f4" draw:mirror-horizontal="true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13" draw:layer="layout" svg:width="1.066cm" svg:height="0.986cm" svg:x="7.24cm" svg:y="13.092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3d:scene draw:style-name="gr16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89.69257142857)" dr3d:vpn="(0 0 4440.69257142857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7" draw:layer="layout" svg:viewBox="0 -11075 776 4769" svg:d="M776-11075h-776v4769h776z"/>
          <dr3d:rotate draw:style-name="gr18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1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9.69257142857)" dr3d:vpn="(0 0 4440.69257142857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7" draw:layer="layout" svg:viewBox="0 -11075 776 4769" svg:d="M776-11075h-776v4769h776z"/>
        </dr3d:scene>
        <draw:line draw:style-name="gr22" draw:text-style-name="P12" draw:layer="layout" svg:x1="7.166cm" svg:y1="12.096cm" svg:x2="6.089cm" svg:y2="13.145cm">
          <text:p/>
        </draw:line>
        <draw:line draw:style-name="gr22" draw:text-style-name="P12" draw:layer="layout" svg:x1="6.089cm" svg:y1="12.097cm" svg:x2="7.166cm" svg:y2="13.146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custom-shape draw:style-name="gr5" draw:text-style-name="P1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3d:scene draw:style-name="gr16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89.69257142857)" dr3d:vpn="(0 0 4440.69257142857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7" draw:layer="layout" svg:viewBox="0 -11075 776 4769" svg:d="M776-11075h-776v4769h776z"/>
          <dr3d:rotate draw:style-name="gr18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16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9.69257142857)" dr3d:vpn="(0 0 4440.69257142857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9" draw:layer="layout" svg:viewBox="0 -12261 776 2556" svg:d="M776-12261h-776v2556h776z"/>
          <dr3d:rotate draw:style-name="gr20" draw:layer="layout" svg:viewBox="8 -9774 768 247" svg:d="M8-9595v-179l768 69v178zM8-9527zM776-9774z"/>
        </dr3d:scene>
        <draw:g>
          <draw:custom-shape draw:style-name="gr5" draw:text-style-name="P1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55cm" svg:height="0.776cm" svg:x="9.013cm" svg:y="6.741cm">
              <text:p/>
              <draw:enhanced-geometry svg:viewBox="0 0 21600 21600" draw:glue-points="?f6 0 10800 ?f8 ?f11 10800 ?f9 21600 10800 ?f10 ?f5 10800" draw:text-areas="?f3 ?f3 ?f4 ?f4" draw:mirror-horizontal="true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5" draw:text-style-name="P1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55cm" svg:height="0.776cm" svg:x="9.013cm" svg:y="10.142cm">
              <text:p/>
              <draw:enhanced-geometry svg:viewBox="0 0 21600 21600" draw:glue-points="?f6 0 10800 ?f8 ?f11 10800 ?f9 21600 10800 ?f10 ?f5 10800" draw:text-areas="?f3 ?f3 ?f4 ?f4" draw:mirror-horizontal="true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5" draw:text-style-name="P1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55cm" svg:height="0.776cm" svg:x="9.013cm" svg:y="13.843cm">
              <text:p/>
              <draw:enhanced-geometry svg:viewBox="0 0 21600 21600" draw:glue-points="?f6 0 10800 ?f8 ?f11 10800 ?f9 21600 10800 ?f10 ?f5 10800" draw:text-areas="?f3 ?f3 ?f4 ?f4" draw:mirror-horizontal="true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1" draw:text-style-name="P7" draw:layer="layout" svg:width="0.707cm" svg:height="0.981cm" svg:x="7.713cm" svg:y="13.638cm">
            <text:p/>
            <draw:enhanced-geometry svg:viewBox="0 0 21600 21600" draw:glue-points="?f6 0 10800 ?f8 ?f11 10800 ?f9 21600 10800 ?f10 ?f5 10800" draw:text-areas="?f3 ?f3 ?f4 ?f4" draw:mirror-horizontal="true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3d:scene draw:style-name="gr16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89.69257142857)" dr3d:vpn="(0 0 4440.69257142857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7" draw:layer="layout" svg:viewBox="0 -11075 776 4769" svg:d="M776-11075h-776v4769h776z"/>
          <dr3d:rotate draw:style-name="gr18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1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9.69257142857)" dr3d:vpn="(0 0 4440.69257142857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7" draw:layer="layout" svg:viewBox="0 -11075 776 4769" svg:d="M776-11075h-776v4769h776z"/>
        </dr3d:scene>
        <draw:frame draw:style-name="gr12" draw:text-style-name="P10" draw:layer="layout" svg:width="4.936cm" svg:height="0.696cm" svg:x="5.328cm" svg:y="14.591cm">
          <draw:text-box>
            <text:p text:style-name="P9"><text:span text:style-name="T1">0000101</text:span><text:span text:style-name="T1">0</text:span></text:p>
          </draw:text-box>
        </draw:frame>
        <draw:frame draw:style-name="gr12" draw:text-style-name="P10" draw:layer="layout" svg:width="4.936cm" svg:height="0.696cm" svg:x="5.328cm" svg:y="10.891cm">
          <draw:text-box>
            <text:p text:style-name="P9"><text:span text:style-name="T1">0000001</text:span><text:span text:style-name="T1">0</text:span></text:p>
          </draw:text-box>
        </draw:frame>
        <draw:frame draw:style-name="gr12" draw:text-style-name="P10" draw:layer="layout" svg:width="4.936cm" svg:height="0.696cm" svg:x="5.328cm" svg:y="7.491cm">
          <draw:text-box>
            <text:p text:style-name="P9"><text:span text:style-name="T1">0000001</text:span><text:span text:style-name="T1">0</text:span></text:p>
          </draw:text-box>
        </draw:frame>
        <draw:frame draw:style-name="gr12" draw:text-style-name="P10" draw:layer="layout" svg:width="4.936cm" svg:height="0.696cm" svg:x="5.328cm" svg:y="3.791cm">
          <draw:text-box>
            <text:p text:style-name="P9"><text:span text:style-name="T1">0000001</text:span><text:span text:style-name="T1">0</text:span></text:p>
          </draw:text-box>
        </draw:frame>
        <draw:frame draw:style-name="gr12" draw:text-style-name="P10" draw:layer="layout" svg:width="4.936cm" svg:height="0.696cm" svg:x="5.328cm" svg:y="13.091cm">
          <draw:text-box>
            <text:p text:style-name="P9"><text:span text:style-name="T1">1111011</text:span><text:span text:style-name="T1">1</text:span></text:p>
          </draw:text-box>
        </draw:frame>
        <draw:frame draw:style-name="gr12" draw:text-style-name="P10" draw:layer="layout" svg:width="4.936cm" svg:height="0.696cm" svg:x="5.328cm" svg:y="9.591cm">
          <draw:text-box>
            <text:p text:style-name="P9"><text:span text:style-name="T1">1111111</text:span><text:span text:style-name="T1">1</text:span></text:p>
          </draw:text-box>
        </draw:frame>
        <draw:frame draw:style-name="gr12" draw:text-style-name="P10" draw:layer="layout" svg:width="4.936cm" svg:height="0.696cm" svg:x="5.328cm" svg:y="6.191cm">
          <draw:text-box>
            <text:p text:style-name="P9"><text:span text:style-name="T1">1111111</text:span><text:span text:style-name="T1">1</text:span></text:p>
          </draw:text-box>
        </draw:frame>
        <draw:frame draw:style-name="gr12" draw:text-style-name="P10" draw:layer="layout" svg:width="4.936cm" svg:height="0.696cm" svg:x="5.328cm" svg:y="2.491cm">
          <draw:text-box>
            <text:p text:style-name="P9"><text:span text:style-name="T1">1111111</text:span><text:span text:style-name="T1">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356" draw:display-name="Transparency 356" draw:style="linear" draw:start="100%" draw:end="0%" draw:angle="278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9T09:41:56.256931266</meta:creation-date>
    <dc:date>2023-04-19T12:01:39.487357819</dc:date>
    <meta:editing-duration>PT33M55S</meta:editing-duration>
    <meta:editing-cycles>9</meta:editing-cycles>
    <meta:generator>LibreOffice/6.0.7.3$Linux_X86_64 LibreOffice_project/00m0$Build-3</meta:generator>
    <meta:document-statistic meta:object-count="212"/>
  </office:meta>
</office:document-meta>
</file>